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rsid="0013ed85" officeooo:paragraph-rsid="0013ed85"/>
    </style:style>
    <style:style style:name="P3" style:family="paragraph">
      <style:paragraph-properties fo:text-align="start"/>
      <style:text-properties style:text-line-through-style="none" style:font-name="Liberation Serif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eld 1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!</text:p>
      <text:p text:style-name="P2"/>
      <text:p text:style-name="P2"><draw:control text:anchor-type="as-char" draw:z-index="0" draw:style-name="gr1" draw:text-style-name="P3" svg:width="13.018cm" svg:height="0.768cm" draw:control="control1"/></text:p>
      <text:p text:style-name="P2"/>
      <text:p text:style-name="P2">Test2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10:34:47.646715782</meta:creation-date>
    <dc:date>2014-01-06T11:51:07.922873724</dc:date>
    <meta:editing-duration>PT1H1M10S</meta:editing-duration>
    <meta:editing-cycles>1</meta:editing-cycles>
    <meta:document-statistic meta:table-count="0" meta:image-count="0" meta:object-count="0" meta:page-count="1" meta:paragraph-count="3" meta:word-count="2" meta:character-count="11" meta:non-whitespace-character-count="11"/>
    <meta:generator>LibreOffice/4.1.3.2$Linux_X86_64 LibreOffice_project/410m0$Build-2</meta:generator>
  </office:meta>
</office:document-meta>
</file>